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666" officeooo:paragraph-rsid="000f926d"/>
    </style:style>
    <style:style style:name="P2" style:family="paragraph" style:parent-style-name="Standard">
      <style:text-properties officeooo:rsid="000f926d" officeooo:paragraph-rsid="000f926d"/>
    </style:style>
    <style:style style:name="P3" style:family="paragraph" style:parent-style-name="Standard">
      <style:text-properties officeooo:rsid="00101aac" officeooo:paragraph-rsid="00101aac"/>
    </style:style>
    <style:style style:name="P4" style:family="paragraph" style:parent-style-name="Standard">
      <style:text-properties officeooo:paragraph-rsid="00101aac"/>
    </style:style>
    <style:style style:name="P5" style:family="paragraph" style:parent-style-name="Standard">
      <style:text-properties officeooo:rsid="00117c5a" officeooo:paragraph-rsid="00117c5a"/>
    </style:style>
    <style:style style:name="P6" style:family="paragraph" style:parent-style-name="Standard">
      <style:text-properties officeooo:paragraph-rsid="0012ce3d"/>
    </style:style>
    <style:style style:name="T1" style:family="text">
      <style:text-properties officeooo:rsid="000f926d"/>
    </style:style>
    <style:style style:name="T2" style:family="text">
      <style:text-properties officeooo:rsid="00101aac"/>
    </style:style>
    <style:style style:name="T3" style:family="text">
      <style:text-properties style:font-name="monospace" fo:font-size="10.5pt" fo:background-color="#f0f0f0" loext:char-shading-value="0"/>
    </style:style>
    <style:style style:name="T4" style:family="text">
      <style:text-properties style:font-name="monospace" fo:font-size="10.5pt" officeooo:rsid="00101aac" fo:background-color="#f0f0f0" loext:char-shading-value="0"/>
    </style:style>
    <style:style style:name="T5" style:family="text">
      <style:text-properties officeooo:rsid="0012c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各种PATH：</text:p>
      <text:p text:style-name="P1">PATH: 可执行文件的路径，如果我们想在任何目录下执行某个bin文件夹下的可执行文件，那么就需要</text:p>
      <text:p text:style-name="P1">将这个bin的路径添加到<text:span text:style-name="T1">PATH上,去这里找可执行文件</text:span></text:p>
      <text:p text:style-name="P1"/>
      <text:p text:style-name="P2">LIBRARY_PATH:在程序编译期间使用，<text:line-break/>LD_LIBRARY_PATH:在程序加载运行期间使用，使用顺序上，这个列表中本来就有系统默认路径,在我什么都没有做的情况下，echo输出结果：/home/l/bws/devel/lib:/opt/ros/noetic/lib<text:line-break/>这两个PATH都是查找so库的，去这里找so库</text:p>
      <text:p text:style-name="P2"/>
      <text:p text:style-name="P3">PYTHONPATH：去这里找模块，用于import。</text:p>
      <text:p text:style-name="P4"><text:span text:style-name="T1">Import 顺序： 1 当前目录， </text:span><text:span text:style-name="T2">2 PYTHONPATH，python自带库dist-packages, 3 第三方库site-packages</text:span></text:p>
      <text:p text:style-name="P4"/>
      <text:p text:style-name="P5">ROS_PACKAGES_PATH: 顾名思义，就是找ros包的</text:p>
      <text:p text:style-name="P5"/>
      <text:p text:style-name="P5"/>
      <text:p text:style-name="P6"><text:span text:style-name="T5">2 查看nvidia驱动版本：进入</text:span>/usr/src，之后ls会出现一个nvidia文件夹，后面的数字就是版本号</text:p>
      <text:p text:style-name="P3"><text:span text:style-name="T4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38:42.304486723</meta:creation-date>
    <dc:date>2021-09-20T12:03:40.343732102</dc:date>
    <meta:editing-duration>PT1H2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38" meta:character-count="435" meta:non-whitespace-character-count="422"/>
  </office:meta>
</office:document-meta>
</file>